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8930" officeooo:paragraph-rsid="000a8930"/>
    </style:style>
    <style:style style:name="P2" style:family="paragraph" style:parent-style-name="Text_20_body" style:list-style-name="L1">
      <style:text-properties officeooo:rsid="000a9fe9" officeooo:paragraph-rsid="000a9fe9"/>
    </style:style>
    <style:style style:name="P3" style:family="paragraph" style:parent-style-name="Text_20_body">
      <style:text-properties officeooo:rsid="000b80cd" officeooo:paragraph-rsid="000b80cd"/>
    </style:style>
    <style:style style:name="P4" style:family="paragraph" style:parent-style-name="Text_20_body" style:list-style-name="L2">
      <style:text-properties officeooo:rsid="000b80cd" officeooo:paragraph-rsid="000b80cd"/>
    </style:style>
    <style:style style:name="P5" style:family="paragraph" style:parent-style-name="Text_20_body" style:list-style-name="L2">
      <style:text-properties officeooo:rsid="000cbdca" officeooo:paragraph-rsid="000cbdca"/>
    </style:style>
    <style:style style:name="P6" style:family="paragraph" style:parent-style-name="Title">
      <style:text-properties officeooo:rsid="000a8930" officeooo:paragraph-rsid="000a8930"/>
    </style:style>
    <style:style style:name="P7" style:family="paragraph" style:parent-style-name="Subtitle">
      <style:text-properties officeooo:rsid="000a8930" officeooo:paragraph-rsid="000a8930"/>
    </style:style>
    <style:style style:name="T1" style:family="text">
      <style:text-properties officeooo:rsid="000a9fe9"/>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yecto Semestral:</text:p>
      <text:p text:style-name="P6">Colisión entre objetos móviles</text:p>
      <text:p text:style-name="P7">Segunda Iteración</text:p>
      <text:p text:style-name="Text_20_body">Profesor: Jorge López.</text:p>
      <text:p text:style-name="P1">Ayudantes: Diego Gatica y Rodrigo Córdova.</text:p>
      <text:p text:style-name="P1">Grupo diez: Rodrigo Estay</text:p>
      <text:p text:style-name="P1"/>
      <text:p text:style-name="P1">El proyecto trata de un programa que maneje las colisiones de figuras a velocidades constantes, se detectarán las colisiones entre figuras y se llevará un contador con respecto a cuantas colisiones han ocurrido. Las figuras serán círculos <text:span text:style-name="T1">rojos </text:span>y se considerará una colisión entre dos figuras cuando sus píxeles se toquen, una vez colisionado se aumentará el contador y las figuras rebotarán una con la otra y se pondrán de color azul, y luego desaparecerán. Las posiciones y velocidades iniciales de las figuras se definirán de maneras distintas dependiendo del modo escogido por el usuario, <text:span text:style-name="T1">pero siempre se moverán en filas y columnas, los modos son</text:span>:</text:p>
      <text:list xml:id="list5918759779545913069" text:style-name="L1">
        <text:list-item>
          <text:p text:style-name="P2"><text:span text:style-name="T2">Modo Uniforme: </text:span>Las posiciones iniciales son definidas en filas y columnas predefinidas, las cuales estarán separadas a 100 píxeles de sus vecinas, mientras que las velocidades son definidas de manera aleatoria.</text:p>
        </text:list-item>
        <text:list-item>
          <text:p text:style-name="P2"><text:span text:style-name="T2">Modo Aleatorio:</text:span> Las posiciones iniciales serán completamente aleatorias pero siempre en los bordes de la ventana, mientras que las velocidades son definidas, al igual que en el modo anterior, de manera aleatoria.</text:p>
        </text:list-item>
        <text:list-item>
          <text:p text:style-name="P2"><text:span text:style-name="T2">Definir Posiciones:</text:span> Las posiciones son definidas por el usuario, el usuario podrá hacer click en el panel para crear figuras las cuales se moverán de manera horizontal o vertical dependiendo de cual haya escogido el usuario mediante sus respectivos botones. También el usuario dispondrá de un slider que le permitirá definir la velocidad de la figura, en este slider tendrá la velocidad mínima a la izquierda y la máxima a la derecha, ya que a la velocidad mínima las figuras no se moverán, si se selecciona se definirán las velocidades de manera aleatoria y no será cero.</text:p>
        </text:list-item>
      </text:list>
      <text:p text:style-name="P3">(Diagrama UML)</text:p>
      <text:p text:style-name="P3">(Explicacion Clases)</text:p>
      <text:p text:style-name="P3">Cambios respecto a la primera iteración:</text:p>
      <text:p text:style-name="P3"><text:soft-page-break/>Ademas del gran avance con respecto a la primera iteración, como la implementación de funcionamiento de métodos declarados anteriormente, ventanas, paneles y botones, también se hicieron cambios de capacidades de los objetos, ya que se habían declarado métodos en clases de manera errónea, ya que era mas conveniente que dichos métodos estuvieran en otras clases. Las modificaciones fueron:</text:p>
      <text:list xml:id="list8199927919469380853" text:style-name="L2">
        <text:list-item>
          <text:p text:style-name="P4">En la clase “BotonesControles”, se le eliminó el método “crearFigura”, ya que no era conveniente de que un boton creara las figuras, ya que este es una clase privada de la ventana llamada “ProyectoDiez”, el cual no tiene acceso directo a “AlmacenFiguras”.</text:p>
        </text:list-item>
        <text:list-item>
          <text:p text:style-name="P5">En la clase “SlideVelocidad” se le implementó la clase “ChangeListener”, la cual ejecuta un evento cuando el usuario interactúa con el slider, por lo que su método “cambiarVelocidad” fue reemplazado por el método de la clase implementada; “stateChanged”.</text:p>
        </text:list-item>
        <text:list-item>
          <text:p text:style-name="P5">A la clase “Manejador” se le implementó “MouseListener” para que sea posible crearse figuras con el mouse, como consecuencia se le implementaron los métodos de ActionListener.</text:p>
        </text:list-item>
        <text:list-item>
          <text:p text:style-name="P5">En la clase “Manejador” se le agregaron los siguientes métodos: cambiarModo, cambiarVelocidad, crearFigura, playPause.</text:p>
        </text:list-item>
        <text:list-item>
          <text:p text:style-name="P5">En la clase “Manejador” se le eliminaron los métodos “detectarColision” y “moverFiguras” ya que era mas conveniente que se tuviera estos métodos la clase “AlmacenFiguras” ya que tiene acceso directo a las figuras.</text:p>
        </text:list-item>
        <text:list-item>
          <text:p text:style-name="P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5:14:05.789392761</meta:creation-date>
    <dc:date>2018-11-06T16:38:03.346464586</dc:date>
    <meta:editing-duration>PT36M31S</meta:editing-duration>
    <meta:editing-cycles>1</meta:editing-cycles>
    <meta:document-statistic meta:table-count="0" meta:image-count="0" meta:object-count="0" meta:page-count="2" meta:paragraph-count="20" meta:word-count="517" meta:character-count="3289" meta:non-whitespace-character-count="2800"/>
    <meta:generator>LibreOffice/5.1.6.2$Linux_X86_64 LibreOffice_project/10m0$Build-2</meta:generator>
  </office:meta>
</office:document-meta>
</file>